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dyExtractors.toFlux( ParameterizedTypeReference &lt; T &gt; type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Extractors.toPa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odyExtractors.skipBodyAsFlux( ReactiveHttpInputMessage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dyExtractors.toFlux( ResolvableType elem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odyExtractors.readToMono( ReactiveHttpInputMessage message , BodyExtractor . Context context , ResolvableType type , HttpMessageReader &lt; T &gt;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dyExtractors.unsupportedErrorHandler( ReactiveHttpInputMessage message , UnsupportedMediaTypeException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odyExtractors.skipBodyAsMono( ReactiveHttpInputMessage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dyExtractors.toForm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odyExtractors.toMono( Class &lt; ? extends T &gt; elemen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Extractors.findReader( ResolvableType elementType , MediaType mediaType , BodyExtractor .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odyExtractors.toFlux( Class &lt; ? extends T &gt; elemen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Extractors.toDataBuff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Extractors.cast( HttpMessageReader &lt; ? &gt;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Extractors.readWithMessageReaders( ReactiveHttpInputMessage message , BodyExtractor . Context context , ResolvableType elementType , Function &lt; HttpMessageReader &lt; T &gt; , S &gt; readerFunction , Function &lt; UnsupportedMediaTypeException , S &gt; errorFunction , Supplier &lt; S &gt; emptySuppl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odyExtractors.consumeAndCancel( ReactiveHttpInput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dyExtractors.toMono( ResolvableType elem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odyExtractors.readToFlux( ReactiveHttpInputMessage message , BodyExtractor . Context context , ResolvableType type , HttpMessageReader &lt; T &gt;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dyExtractors.toMono( ParameterizedTypeReference &lt; T &gt; elementType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dyExtractors.toMultipar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